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cf0d" officeooo:paragraph-rsid="0001cf0d"/>
    </style:style>
    <style:style style:name="P2" style:family="paragraph" style:parent-style-name="Standard">
      <style:paragraph-properties fo:text-align="justify" style:justify-single-word="false"/>
      <style:text-properties officeooo:rsid="0001cf0d" officeooo:paragraph-rsid="0001cf0d"/>
    </style:style>
    <style:style style:name="P3" style:family="paragraph" style:parent-style-name="Standard">
      <style:paragraph-properties fo:text-align="justify" style:justify-single-word="false"/>
      <style:text-properties officeooo:rsid="000347cc" officeooo:paragraph-rsid="000347cc"/>
    </style:style>
    <style:style style:name="P4" style:family="paragraph" style:parent-style-name="Standard">
      <style:paragraph-properties fo:text-align="justify" style:justify-single-word="false"/>
      <style:text-properties officeooo:rsid="0004e423" officeooo:paragraph-rsid="0004e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</text:p>
      <text:p text:style-name="P2"/>
      <text:p text:style-name="P2">Uma GUI extensa dificulta a identificação do objetivo de cada componentee sempre declara a finalidade de cada componente. Esse texto é conhecido como rótulo e exibe somente texto de leitura, uma imagem ou ambas.</text:p>
      <text:p text:style-name="P2">Cada componente GUI deve ser anexado a um contêiner; Deve-se posicionar os componentes; </text:p>
      <text:p text:style-name="P3">O IDE simplifica a criação de GUI; Muitos IDEs fornecem ferramenta de designs.</text:p>
      <text:p text:style-name="P3">Se o contêiner for redimensionado, um FlowLayout recorre os componentes para acomodar a nova largura do contêiner; O método setLayout é herdado da classe Container.</text:p>
      <text:p text:style-name="P4">O método setToolTipText especifica a dica de ferramenta que é exibida quando o usuário posiciona o curso do mouse sobre um Jcomponent.</text:p>
      <text:p text:style-name="P4">Um ICON é um objeto de qualquer classe que implementa a interface ICON.</text:p>
      <text:p text:style-name="P4">O método getClass é invocado para recuperar uma referência para o objeto Class que representa a declaração da classe LabelFrame, em seguida invoca o método getResource, que retorna a localização da imagem como um URL.</text:p>
      <text:p text:style-name="P4">A interface SwingConstants declara um conjunto de constantes de inteiro comuns; Os alinhamentos horizontal e vertical de um Jlabel podem ser configurados com os métodos setHorizontalAlignment e setVerticalAlignment.</text:p>
      <text:p text:style-name="P4">A classe Jlabel fornece o métodos para alterar a aparência de um rótulo depois dele ter sido instanciado; O método setText configura o texto exibido no rótulo; O método getText recupera o texto atual; O método setIcon especifica o ICON a ser exibido; O método getIcon recupera o ICON;</text:p>
      <text:p text:style-name="P4">Os métodos setHorizontalTextPosition e setVerticalTextPosition especificam a posição do texto.</text:p>
      <text:p text:style-name="P4">O método setDefaultCloseOperation com o argumento Jframe.EXIT_ON_CLOSE indifica que o programa deve terminar quando a janela for fechada.</text:p>
      <text:p text:style-name="P4">O método setSize especifica a largura e altura da janela em pixels; O método setVisible com o argumento true exibe a janela na te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8:02:08.303000000</meta:creation-date>
    <dc:date>2020-03-04T18:35:46.594000000</dc:date>
    <meta:editing-duration>PT13M16S</meta:editing-duration>
    <meta:editing-cycles>1</meta:editing-cycles>
    <meta:document-statistic meta:table-count="0" meta:image-count="0" meta:object-count="0" meta:page-count="1" meta:paragraph-count="13" meta:word-count="285" meta:character-count="1832" meta:non-whitespace-character-count="1558"/>
    <meta:generator>LibreOffice/6.2.4.2$Windows_X86_64 LibreOffice_project/2412653d852ce75f65fbfa83fb7e7b669a126d64</meta:generator>
  </office:meta>
</office:document-meta>
</file>